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officeooo:rsid="00171c45" officeooo:paragraph-rsid="00171c45" style:font-size-asian="14pt" style:font-size-complex="14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Arial" fo:font-size="14pt" style:font-size-asian="14pt" style:font-size-complex="14pt"/>
    </style:style>
    <style:style style:name="T1" style:family="text">
      <style:text-properties officeooo:rsid="00117194"/>
    </style:style>
    <style:style style:name="T2" style:family="text">
      <style:text-properties officeooo:rsid="00128321"/>
    </style:style>
    <style:style style:name="T3" style:family="text">
      <style:text-properties officeooo:rsid="0013cf9d"/>
    </style:style>
    <style:style style:name="T4" style:family="text">
      <style:text-properties officeooo:rsid="001500d4"/>
    </style:style>
    <style:style style:name="T5" style:family="text">
      <style:text-properties officeooo:rsid="0018ba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¡Hola! Me llamo Jose Miguel, y soy un Ingeniero de Software. </text:p>
      <text:p text:style-name="P1"><text:span text:style-name="T1">¡</text:span>Gracias por visitar mi sitio web! <text:s/></text:p>
      <text:p text:style-name="P1"/>
      <text:p text:style-name="P1">Mi <text:span text:style-name="T2">trabajo</text:span> actual: <text:s/></text:p>
      <text:p text:style-name="P1">Actualmente trabajo como "Técnico de Soporte Informático", para la empresa "Zavocado Frutas Finas S.A. De C.V.", en Periban de Ramos, Michoacán, México. <text:s/></text:p>
      <text:p text:style-name="P1">Mi trabajo consiste en resolver problemas de software y hardware, desde limpieza de SSD, reinicio de aplicaciones como Contpaqi u otro software privado, hasta reparación de impresoras en sitio. <text:s/></text:p>
      <text:p text:style-name="P1"/>
      <text:p text:style-name="P1">Mi experiencia profesional a través de 5 años: <text:s/></text:p>
      <text:p text:style-name="P1"/>
      <text:p text:style-name="P1"><text:span text:style-name="T3">Acerca de</text:span> mí: <text:s/></text:p>
      <text:p text:style-name="P1">Hola, me llamo Jose Miguel Vazquez Mendez, y soy un desarrollador de software de 29 años trilingüe, actualmente viviendo en Los Reyes, Michoacán, México. Mi zona horaria es GMT-6 (hora de Guadalajara). <text:s/></text:p>
      <text:p text:style-name="P1">Me enfoco principalmente en desarrollo web "backend" y redes, aunque me he apasionado por el soporte informático en los últimos años. <text:s/></text:p>
      <text:p text:style-name="P1"/>
      <text:p text:style-name="P1"><text:span text:style-name="T4">¡</text:span>Descarga mi CV aquí! <text:s/></text:p>
      <text:p text:style-name="P1"/>
      <text:p text:style-name="P1"><text:span text:style-name="T4">Mis contactos</text:span> <text:s/></text:p>
      <text:p text:style-name="P1"/>
      <text:p text:style-name="P1">Mis proyectos personales: <text:s/></text:p>
      <text:p text:style-name="P1">Este Sitio Web!: <text:s/></text:p>
      <text:p text:style-name="P1">Mi sitio web, desarrollado con Laravel, Nginx, montado en un servidor Debian en Linode, está disponible en GitHub! <text:s/></text:p>
      <text:p text:style-name="P1"><text:soft-page-break/></text:p>
      <text:p text:style-name="P1">Proyecto de "Deep Learning" / IA para Bitcoin: <text:s/></text:p>
      <text:p text:style-name="P1">Desarrollé un modelo de deep learning usando regresión lineal para predecir el valor futuro del Bitcoin, en Python con librerías de IA (PyTorch, Keras, etc). <text:s/></text:p>
      <text:p text:style-name="P1"/>
      <text:p text:style-name="P1">Servidor TCP construido desde cero en C/C++: <text:s/></text:p>
      <text:p text:style-name="P1">Un servidor de paquetes TCP simulando WireMock para estudiar el modelo OSI en uso real. <text:s/></text:p>
      <text:p text:style-name="P1"/>
      <text:p text:style-name="P1">Desarrollo de scripts de "Web Scraping / Pentesting" en Python: <text:s/></text:p>
      <text:p text:style-name="P1">Scripts en Python para pruebas en herramientas privadas de la empresa mexicana AGTools. <text:s/></text:p>
      <text:p text:style-name="P1"/>
      <text:p text:style-name="P1">Proyecto personal de Shopify con Ruby on Rails: <text:s/></text:p>
      <text:p text:style-name="P1">Una pequeña página de e-commerce para experimentar con la API de Shopify. <text:s/></text:p>
      <text:p text:style-name="P1"/>
      <text:p text:style-name="P1">ricksbk.online: <text:s/></text:p>
      <text:p text:style-name="P1">Un sitio web que desarrollé con un compañero de trabajo. <text:s/></text:p>
      <text:p text:style-name="P1"/>
      <text:p text:style-name="P1">API REST construida con Java/Spring: <text:s/></text:p>
      <text:p text:style-name="P1">Un proyecto usando Spring framework para un bot de asistencia a PyMEs. <text:s/></text:p>
      <text:p text:style-name="P1"/>
      <text:p text:style-name="P1">Sitio web WordPress en Docker, Nginx, PhpMyAdmin, MariaDB: <text:s/></text:p>
      <text:p text:style-name="P1">Un sitio WordPress con medidas de seguridad estándar para producción. <text:s/></text:p>
      <text:p text:style-name="P1"/>
      <text:p text:style-name="P1">API RESTful desde cero con PHP y Composer: <text:s/></text:p>
      <text:p text:style-name="P1">Un desafío personal para estudiar sintaxis de PHP. <text:s/></text:p>
      <text:p text:style-name="P1"/>
      <text:p text:style-name="P1"><text:soft-page-break/>Servidor TCP con Mockito, WireMock y JUnit 5: <text:s/></text:p>
      <text:p text:style-name="P1">Usado para pruebas y análisis de un virus detectado en la red de Zavocado. <text:s/></text:p>
      <text:p text:style-name="P1"/>
      <text:p text:style-name="P1">Bot de WhatsApp con Python y LLMs (ChatGPT): <text:s/></text:p>
      <text:p text:style-name="P1">Bot de soporte al cliente para PyMEs desarrollado con Python, Docker, AWS y ChatGPT. <text:s/></text:p>
      <text:p text:style-name="P1"/>
      <text:p text:style-name="P1">Scripts de Bash: <text:s/></text:p>
      <text:p text:style-name="P1">Recopilación de scripts Bash usados en mi carrera profesional. <text:s/></text:p>
      <text:p text:style-name="P1"/>
      <text:p text:style-name="P1">Mis fortalezas como Desarrollador de Software: <text:s/></text:p>
      <text:p text:style-name="P1"/>
      <text:p text:style-name="P1">Desarrollo de aplicaciones web (Backend): <text:s/></text:p>
      <text:p text:style-name="P1">Uso de frameworks en JavaScript (Svelte, jQuery), Python (Django, Flask, FastAPI), PHP (Laravel, PHPUnit), Java (Spring, Mockito, JUnit 5, WireMock) y Selenium. <text:s/></text:p>
      <text:p text:style-name="P1"/>
      <text:p text:style-name="P1">Experto en Redes Informáticas: <text:s/></text:p>
      <text:p text:style-name="P1">Creación y administración de redes empresariales, desde cableado hasta configuración de servidores (Cisco, Fortinet). <text:s/></text:p>
      <text:p text:style-name="P1"/>
      <text:p text:style-name="P1">Técnico de Soporte Informático: <text:s/></text:p>
      <text:p text:style-name="P1">Resolución de problemas en Windows/Linux, hardware y pruebas de API. <text:s/></text:p>
      <text:p text:style-name="P1"/>
      <text:p text:style-name="P1">Inglés nativo, francés conversacional: <text:s/></text:p>
      <text:p text:style-name="P1">Fluidez técnica en inglés y conversacional en francés. <text:s/></text:p>
      <text:p text:style-name="P1"/>
      <text:p text:style-name="P1"/>
      <text:p text:style-name="P1"><text:soft-page-break/>Análisis de redes/Pentesting: <text:s/></text:p>
      <text:p text:style-name="P1">Experiencia con Wireshark, GHIDRA, PHPUnit, Selenium para seguridad. <text:s/></text:p>
      <text:p text:style-name="P1"/>
      <text:p text:style-name="P1">Uso de APIs: <text:s/></text:p>
      <text:p text:style-name="P1">Experiencia con RESTful, GraphQL y APIs privadas como Shopify Plus. <text:s/></text:p>
      <text:p text:style-name="P1"/>
      <text:p text:style-name="P1">Administración de sistemas: <text:s/></text:p>
      <text:p text:style-name="P1">Gestión de usuarios via GUI o terminal. <text:s/></text:p>
      <text:p text:style-name="P1"/>
      <text:p text:style-name="P1">Herramientas de acceso remoto: <text:s/></text:p>
      <text:p text:style-name="P1">TeamViewer, AnyDesk, SSH. <text:s/></text:p>
      <text:p text:style-name="P1"/>
      <text:p text:style-name="P2">Experiencia en solución de problemas con software remoto, como TeamViewer o AnyDesk:</text:p>
      <text:p text:style-name="P1">He utilizado estas herramientas, así como el acceso remoto nativo de Windows y la conexión SSH a los servidores, a lo largo de toda mi carrera. Estoy muy familiarizado con las configuraciones y el entorno de trabajo que estas herramientas ofrecen.</text:p>
      <text:p text:style-name="P1"/>
      <text:p text:style-name="P1">Lenguajes de programación: <text:s/></text:p>
      <text:p text:style-name="P1"><text:s/>Buen dominio de lenguajes de programacion web como JavaScript/TypeScript, PHP, HTML5, SQL/NoSQL, GraphQL.</text:p>
      <text:p text:style-name="P1"/>
      <text:p text:style-name="P1">Ubicación: Los Reyes, Michoacán, México (60300) <text:s/></text:p>
      <text:p text:style-name="P1"/>
      <text:p text:style-name="P1">Mis redes sociales: <text:s/></text:p>
      <text:p text:style-name="P1"><text:span text:style-name="T5">¡</text:span>Gracias por visitar mi sitio web! <text:s/></text:p>
      <text:p text:style-name="P1"/>
      <text:p text:style-name="P1"><text:soft-page-break/>Experiencia profesional (Parte 2): <text:s/></text:p>
      <text:p text:style-name="P3"><text:span text:style-name="Strong_20_Emphasis">L2 Service desk Support</text:span><text:line-break/>Abril 2024 a Febrero 2025: Casi un año de experiencia en soporte IT (Service Desk) de nivel L2, como agente bilingüe para Ciklum (anteriormente conocido como "Infogen Labs").<text:line-break/>Estaba encargado de proporcionar soporte informático remoto a varias sucursales de uno de los clientes de Ciklum, Skechers, en todo el continente (América del Norte y del Sur). Atendía tanto llamadas de nivel 1 como de nivel 2, cubriendo problemas que iban desde aplicaciones básicas de Windows (como Outlook que no cargaba la bandeja de entrada o recuperación de archivos perdidos) hasta la resolución de problemas con su software personalizado de punto de venta (PoS), así como la investigación de problemas con APIs, sus endpoints o webhooks. Procedía al análisis de sus redes para identificar problemas frecuentes como tormentas de broadcast, colisiones de paquetes, DHCP, etc.</text:p>
      <text:p text:style-name="P3"><text:span text:style-name="Strong_20_Emphasis">Intérprete Bilingüe de español-inglés, nivel L4.</text:span><text:line-break/>Abril 2023 a Abril 2024: 1 año de experiencia trabajando como intérprete de nivel 4 (L4) para el call center "LanguageLine Solutions".<text:line-break/>Trabajé como intérprete para llamadas en español e inglés, desde preguntas de seguros, hasta interpretación médica y llamadas al 911.</text:p>
      <text:p text:style-name="P3"><text:span text:style-name="Strong_20_Emphasis">Desarrollador de Backend web.</text:span><text:line-break/>Marzo 2022 a Febrero 2023: Casi un año de experiencia en desarrollo web "backend" para la startup mexicana "agtools".<text:line-break/>Estaba encargado de realizar pruebas de backend, como la creación de varios scripts con Selenium, para probar sus sitios web y herramientas privadas, además de desarrollar o gestionar su backend, creado en Django y Python, para enviar consultas SQL o NoSQL a sus bases de datos. Sus esfuerzos <text:soft-page-break/>estaban enfocados principalmente en Big Data, por lo que tuve que aprender pandas y otras librerías de Python / IA.</text:p>
      <text:p text:style-name="P3"><text:span text:style-name="Strong_20_Emphasis">Técnico de Soporte Informático.</text:span><text:line-break/>Febrero 2021 a Marzo 2022: 1 año de experiencia en la planta empacadora de aguacates llamada "SunBelle" (anteriormente conocida como "Giddings").<text:line-break/>Me encargaba de resolver problemas tanto de hardware como de software, como realizar reparaciones en aplicaciones como Google Chrome, desbloquear impresoras que no funcionaban, crear o gestionar credenciales de acceso, así como gestionar sus bases de datos en SQL.</text:p>
      <text:p text:style-name="P3"><text:span text:style-name="Strong_20_Emphasis">Técnico de Soporte Informático / Desarrollador de Wordpress.</text:span><text:line-break/>Enero 2020 a Febrero 2021: 1 año de experiencia en la empresa "Anyness".<text:line-break/>Trabajé aquí inicialmente en modalidad de "teletrabajo", gracias al COVID-19, como asistente de soporte informático, además de trabajar como desarrollador de Wordpress para el sitio web de Anyness.</text:p>
      <text:p text:style-name="P3"><text:span text:style-name="Strong_20_Emphasis">Enero 2019 a Diciembre 2019:</text:span> Casi 1 año de experiencia trabajando en la escuela "Aprender para la Vida".<text:line-break/>Trabajé realizando la creación o gestión de conexiones y enlaces para las cámaras CCTV, la red privada de la escuela, entre otras tarea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4T21:58:22.826603000</meta:creation-date>
    <dc:date>2025-07-04T23:22:58.881669300</dc:date>
    <meta:editing-duration>PT32M30S</meta:editing-duration>
    <meta:editing-cycles>8</meta:editing-cycles>
    <meta:generator>LibreOffice/25.2.4.3$Windows_X86_64 LibreOffice_project/33e196637044ead23f5c3226cde09b47731f7e27</meta:generator>
    <meta:document-statistic meta:table-count="0" meta:image-count="0" meta:object-count="0" meta:page-count="6" meta:paragraph-count="67" meta:word-count="1018" meta:character-count="6726" meta:non-whitespace-character-count="5659"/>
  </office:meta>
</office:document-meta>
</file>